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L1">
      <style:paragraph-properties fo:text-align="start" style:justify-single-word="false"/>
    </style:style>
    <style:style style:name="P3" style:family="paragraph" style:parent-style-name="Standard" style:list-style-name="L2">
      <style:paragraph-properties fo:text-align="start" style:justify-single-word="false"/>
    </style:style>
    <style:style style:name="P4" style:family="paragraph" style:parent-style-name="Standard" style:list-style-name="L5">
      <style:paragraph-properties fo:text-align="start" style:justify-single-word="false"/>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P 1 – La loi Informatique et Libertés</text:p>
      <text:p text:style-name="P1"/>
      <text:p text:style-name="P1">1ère partie</text:p>
      <text:p text:style-name="P1"/>
      <text:p text:style-name="P1">1) Le Correspondant Informatique et Libertés (CIL) a de nombreuses missions :</text:p>
      <text:list xml:id="list5000525906818708465" text:style-name="L1">
        <text:list-item>
          <text:list>
            <text:list-item>
              <text:p text:style-name="P2">Tenir la liste des traitements et assurer son accessibilité</text:p>
            </text:list-item>
            <text:list-item>
              <text:p text:style-name="P2">Veiller en toute indépendance au respect de la loi Informatique et Libertés</text:p>
            </text:list-item>
            <text:list-item>
              <text:p text:style-name="P2">Rendre compte de son action (bilan d'activités)</text:p>
            </text:list-item>
            <text:list-item>
              <text:p text:style-name="P2">Autres (Élaboration des dossiers, sensibilisation...)</text:p>
            </text:list-item>
          </text:list>
        </text:list-item>
      </text:list>
      <text:p text:style-name="P1"/>
      <text:p text:style-name="P1">Il y a à ce jour plus de 13000 CIL.</text:p>
      <text:p text:style-name="P1"/>
      <text:p text:style-name="P1">2) <text:tab/>a) Non</text:p>
      <text:list xml:id="list9100487739514017297" text:style-name="L2">
        <text:list-header>
          <text:p text:style-name="P3">b) Oui : Norme simplifiée n°51</text:p>
          <text:p text:style-name="P3">c) Oui : Norme simplifiée n°48</text:p>
          <text:p text:style-name="P3">d) Oui : Norme simplifiée n°50</text:p>
        </text:list-header>
      </text:list>
      <text:p text:style-name="P1"/>
      <text:p text:style-name="P1">3) Fichiers Bancaires, Fichiers de police...</text:p>
      <text:p text:style-name="P1"/>
      <text:p text:style-name="P1">CORRECTION :</text:p>
      <text:p text:style-name="P1"/>
      <text:p text:style-name="Text_20_body">1) Fonction d'information<text:span text:style-name="T1">, intermédiaire a</text:span>vec la CNIL (accès principal), alerte...</text:p>
      <text:p text:style-name="P1">Veiller aux principes de la protection des données perso, information des personnes, contrôle en interne.</text:p>
      <text:p text:style-name="P1">Il y a environ 13000 CIL (Rapport 2014)</text:p>
      <text:p text:style-name="P1"/>
      <text:p text:style-name="P1">2) a) non, car dispense (activité strictement perso) </text:p>
      <text:p text:style-name="P1"><text:s text:c="4"/>b) Déclaration simplifiée (51)</text:p>
      <text:p text:style-name="P1"><text:s text:c="4"/>c) Déclaration simplifiée (48)</text:p>
      <text:p text:style-name="P1"><text:s text:c="4"/>d) Déclaration simplifiée (50)</text:p>
      <text:p text:style-name="P1"/>
      <text:p text:style-name="P1">3)</text:p>
      <text:list xml:id="list5793844159353606855" text:style-name="L5">
        <text:list-item>
          <text:p text:style-name="P4">STIC : 46 000 000 procédures</text:p>
        </text:list-item>
        <text:list-item>
          <text:p text:style-name="P4">RNIPP = 97 M personnes inscrites</text:p>
        </text:list-item>
        <text:list-item>
          <text:p text:style-name="P4">RNIAM (assurance maladie) = 66 M</text:p>
        </text:list-item>
        <text:list-item>
          <text:p text:style-name="P4">FICOBA = 80 M</text:p>
        </text:list-item>
        <text:list-item>
          <text:p text:style-name="P4">SIV (immatriculation) = 69 M</text:p>
        </text:list-item>
      </text:list>
      <text:p text:style-name="P1"><text:s/></text:p>
      <text:p text:style-name="P1">4) Exercer son droit d'opposition auprès de l'organisme/entreprise concernée</text:p>
      <text:p text:style-name="P1"/>
      <text:p text:style-name="P1"/>
      <text:p text:style-name="P1"/>
      <text:p text:style-name="P1"/>
      <text:p text:style-name="P1"/>
      <text:p text:style-name="P1"/>
      <text:p text:style-name="P1"/>
      <text:p text:style-name="P1"/>
      <text:p text:style-name="P1"/>
      <text:p text:style-name="P1"/>
      <text:p text:style-name="P1"><text:soft-page-break/>2ème Partie</text:p>
      <text:p text:style-name="P1"/>
      <text:p text:style-name="P1">1) Orange n'a pas respecté ses obligations en terme de sécurité et confidentialité des données à caractère personnelles des clients (Article 34 de la loi Informatique et Libertés) : Orange n'a pas sécurisé les transferts d'informations personnelles à ses sous-traitants s'occupant de l'e-mailing promotionnel, de plus, elle n'a pas réalisé de tests de sécurité avant d'utiliser le service fourni par son prestataire.</text:p>
      <text:p text:style-name="P1"/>
      <text:p text:style-name="P1">2) a) L'origine de cette décision est une affaire en Espagne où le plaignant a attaqué Google pour faire valoir son droit à l'oubli : Il était indexé par Google lors d'une recherche d'avec son nom dans des articles le concernant pour des incidents de non règlement de dettes, depuis lors réglés : cela agissait ainsi en sa défaveur. La justice Espagnole a alors été saisie, qui à son tour a saisi la Cour de Justice Européenne.</text:p>
      <text:p text:style-name="P1">Lien : <text:a xlink:type="simple" xlink:href="http://www.cnil.fr/linstitution/actualite/article/article/decision-de-la-cour-de-justice-de-lunion-europeenne-les-moteurs-de-recherche-doivent-respect/" text:style-name="Internet_20_link" text:visited-style-name="Visited_20_Internet_20_Link">http://www.cnil.fr/linstitution/actualite/article/article/decision-de-la-cour-de-justice-de-lunion-europeenne-les-moteurs-de-recherche-doivent-respect/</text:a></text:p>
      <text:p text:style-name="P1"/>
      <text:p text:style-name="P1">b) D'après Reuters, Google aurait reçu plus de 120000 réclamations dans toute l'Europe.</text:p>
      <text:p text:style-name="P1"><text:a xlink:type="simple" xlink:href="http://www.reuters.com/article/2014/09/17/us-google-eu-privacy-idUSKBN0HC26K20140917" text:style-name="Internet_20_link" text:visited-style-name="Visited_20_Internet_20_Link">http://www.reuters.com/article/2014/09/17/us-google-eu-privacy-idUSKBN0HC26K20140917</text:a></text:p>
      <text:p text:style-name="P1"/>
      <text:p text:style-name="P1">c) D'après l'article de Challenges.fr, la France est le pays pour lequel les demandes sont les plus nombreuses (47,927), devant l'Allemagne (47,014) et le Royaume-Uni (34,597), Cela dit cet article est relativement ancien (Début juillet 2014)</text:p>
      <text:p text:style-name="P1"/>
      <text:p text:style-name="P1">d) Google est un acteur majeur sinon le plus gros acteur du Web, et plus particulièrement du Web 2.0. C'est le moteur de recherche le plus utilisé de par le monde (excepté en chine), et il référence par conséquent énormément de données personnelles, à l'heure du Web 2.0 et des réseaux sociaux, il est donc de son devoir de respecter la visibilité des informations indexées par le moteur de recherche. Il a fallu une décision de la Cour de Justice Européenne pour que Google prenne ses responsabilités, l'application du droit à l'oubli me paraît ainsi très tardive, sachant que la loi Informatique et Libertés date de 1978 (modifiée en 2004).</text:p>
      <text:p text:style-name="P1">Les demandes de retrait par le moteur de recherche sont toutefois relativement simples, bien que de nombreux articles relatent les nombreux refus (plus de la moitié) des demandes par Google. L'application biaisée mêlée à un retard de l'application de la loi montre que Google n'a que peu d'intérêts à l'application de ce droit à l'oubli.</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ZOUHIRI Malik – Groupe Info 2B – DROIT DES TIC</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lik Zouhiri</meta:initial-creator>
    <meta:creation-date>2014-09-22T14:48:25.33</meta:creation-date>
    <dc:date>2014-09-22T17:03:36.71</dc:date>
    <dc:creator>Malik Zouhiri</dc:creator>
    <meta:editing-duration>PT28M35S</meta:editing-duration>
    <meta:editing-cycles>4</meta:editing-cycles>
    <meta:generator>OpenOffice/4.1.0$Win32 OpenOffice.org_project/410m18$Build-9764</meta:generator>
    <meta:document-statistic meta:table-count="0" meta:image-count="0" meta:object-count="0" meta:page-count="2" meta:paragraph-count="39" meta:word-count="562" meta:character-count="3603"/>
  </office:meta>
</office:document-meta>
</file>